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Blad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week</text:p>
          </table:table-cell>
          <table:table-cell table:number-columns-repeated="2"/>
        </table:table-row>
        <table:table-row table:style-name="ro1">
          <table:table-cell office:value-type="date" office:date-value="2015-03-09">
            <text:p>09/03/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5-03-16">
            <text:p>16/03/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5-03-23">
            <text:p>23/03/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5-03-30">
            <text:p>30/03/1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5-04-06">
            <text:p>06/04/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5-04-13">
            <text:p>13/04/1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5-04-20">
            <text:p>20/04/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5-04-27">
            <text:p>27/04/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5-05-04">
            <text:p>04/05/1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5-05-11">
            <text:p>11/05/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5-05-18">
            <text:p>18/05/1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5-05-25">
            <text:p>25/05/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5-06-01">
            <text:p>01/06/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5-06-08">
            <text:p>08/06/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otaal</text:p>
          </table:table-cell>
          <table:table-cell table:formula="of:=([.B15]-[.B2]+1)" office:value-type="float" office:value="14">
            <text:p>14</text:p>
          </table:table-cell>
          <table:table-cell table:formula="of:=SUM([.C2:.C15])" office:value-type="float" office:value="66">
            <text:p>66</text:p>
          </table:table-cell>
        </table:table-row>
        <table:table-row table:style-name="ro1">
          <table:table-cell/>
          <table:table-cell table:formula="of:=[.B16]*5" office:value-type="float" office:value="70">
            <text:p>70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lad2" table:style-name="ta1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e </meta:initial-creator>
    <meta:creation-date>2015-03-16T09:45:04</meta:creation-date>
    <dc:date>2015-03-16T09:52:19</dc:date>
    <dc:creator>Lotte </dc:creator>
    <meta:editing-duration>P0D</meta:editing-duration>
    <meta:editing-cycles>1</meta:editing-cycles>
    <meta:document-statistic meta:table-count="3" meta:cell-count="47" meta:object-count="0"/>
    <meta:generator>LibreOffice/3.5$Linux_X86_64 LibreOffice_project/350m1$Build-2</meta:generator>
  </office:meta>
</office:document-meta>
</file>